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D0000002D0D68FA5F3FC2DDE8F.png" manifest:media-type="image/png"/>
  <manifest:file-entry manifest:full-path="Pictures/10000201000002D0000002D03E19E9A0101F31D0.png" manifest:media-type="image/png"/>
  <manifest:file-entry manifest:full-path="Pictures/10000201000002D0000002D064E1565433FAFEF7.png" manifest:media-type="image/png"/>
  <manifest:file-entry manifest:full-path="Pictures/10000201000002D0000002D001A19383D61C9942.png" manifest:media-type="image/png"/>
  <manifest:file-entry manifest:full-path="Pictures/10000201000002D0000002D037A21CF2BE9DD2E6.png" manifest:media-type="image/png"/>
  <manifest:file-entry manifest:full-path="Pictures/10000201000002D0000002D0BD860B23E8734CD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78cm, 1.542cm, 2.476cm, 4.9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2cm, 1.058cm, 2.234cm, 4.748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2cm, 1.059cm, 2.235cm, 4.748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36cm, 1.685cm, 2.718cm, 4.84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36cm, 1.3cm, 2.234cm, 5.23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36cm, 1.3cm, 2.718cm, 4.99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6cm" svg:height="11.823cm" svg:x="0.6cm" svg:y="0.777cm">
          <draw:image xlink:href="Pictures/10000201000002D0000002D0BD860B23E8734CD4.png" xlink:type="simple" xlink:show="embed" xlink:actuate="onLoad">
            <text:p/>
          </draw:image>
        </draw:frame>
        <draw:frame draw:style-name="gr2" draw:text-style-name="P1" draw:layer="layout" svg:width="10.8cm" svg:height="11.6cm" svg:x="9.6cm" svg:y="1.2cm">
          <draw:image xlink:href="Pictures/10000201000002D0000002D001A19383D61C9942.png" xlink:type="simple" xlink:show="embed" xlink:actuate="onLoad">
            <text:p/>
          </draw:image>
        </draw:frame>
        <draw:frame draw:style-name="gr3" draw:text-style-name="P1" draw:layer="layout" svg:width="11.042cm" svg:height="11.86cm" svg:x="18.2cm" svg:y="1.34cm">
          <draw:image xlink:href="Pictures/10000201000002D0000002D037A21CF2BE9DD2E6.png" xlink:type="simple" xlink:show="embed" xlink:actuate="onLoad">
            <text:p/>
          </draw:image>
        </draw:frame>
        <draw:frame draw:style-name="gr4" draw:text-style-name="P1" draw:layer="layout" svg:width="10.579cm" svg:height="11.8cm" svg:x="0.4cm" svg:y="12.1cm">
          <draw:image xlink:href="Pictures/10000201000002D0000002D064E1565433FAFEF7.png" xlink:type="simple" xlink:show="embed" xlink:actuate="onLoad">
            <text:p/>
          </draw:image>
        </draw:frame>
        <draw:frame draw:style-name="gr5" draw:text-style-name="P1" draw:layer="layout" svg:width="10.341cm" svg:height="11.8cm" svg:x="9.361cm" svg:y="12.1cm">
          <draw:image xlink:href="Pictures/10000201000002D0000002D0D68FA5F3FC2DDE8F.png" xlink:type="simple" xlink:show="embed" xlink:actuate="onLoad">
            <text:p/>
          </draw:image>
        </draw:frame>
        <draw:frame draw:style-name="gr6" draw:text-style-name="P1" draw:layer="layout" svg:width="10.169cm" svg:height="11.199cm" svg:x="18.99cm" svg:y="12.672cm">
          <draw:image xlink:href="Pictures/10000201000002D0000002D03E19E9A0101F31D0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14:49.611181807</meta:creation-date>
    <dc:date>2018-03-26T11:50:46.353457163</dc:date>
    <meta:editing-duration>PT35M59S</meta:editing-duration>
    <meta:editing-cycles>1</meta:editing-cycles>
    <meta:document-statistic meta:object-count="29"/>
    <meta:generator>LibreOffice/5.0.6.2$Linux_X86_64 LibreOffice_project/00$Build-2</meta:generator>
  </office:meta>
</office:document-meta>
</file>